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Consolas" fo:font-size="9.5pt" fo:background-color="transparent" style:font-size-asian="9.5pt"/>
    </style:style>
    <style:style style:name="P2" style:family="paragraph" style:parent-style-name="Standard">
      <style:text-properties style:use-window-font-color="true" loext:opacity="0%" style:font-name="Consolas" fo:font-size="9.5pt" officeooo:rsid="00222a2c" officeooo:paragraph-rsid="00222a2c" fo:background-color="transparent" style:font-size-asian="9.5pt"/>
    </style:style>
    <style:style style:name="P3" style:family="paragraph" style:parent-style-name="Standard">
      <style:text-properties style:use-window-font-color="true" loext:opacity="0%" fo:background-color="transparent"/>
    </style:style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808080" loext:opacity="100%" style:font-name="Consolas" fo:font-size="9.5pt" style:font-size-asian="9.5pt"/>
    </style:style>
    <style:style style:name="T4" style:family="text">
      <style:text-properties fo:color="#808080" loext:opacity="100%" style:font-name="Consolas" fo:font-size="9.5pt" style:font-size-asian="9.5pt"/>
    </style:style>
    <style:style style:name="T5" style:family="text">
      <style:text-properties fo:color="#008000" loext:opacity="100%" style:font-name="Consolas" fo:font-size="9.5pt" style:font-size-asian="9.5pt"/>
    </style:style>
    <style:style style:name="T6" style:family="text">
      <style:text-properties fo:color="#008000" loext:opacity="100%" style:font-name="Consolas" fo:font-size="9.5pt" style:font-size-asian="9.5pt"/>
    </style:style>
    <style:style style:name="T7" style:family="text">
      <style:text-properties style:font-name="Consolas" fo:font-size="9.5pt" style:font-size-asian="9.5pt"/>
    </style:style>
    <style:style style:name="T8" style:family="text">
      <style:text-properties style:font-name="Consolas" fo:font-size="9.5pt" style:font-size-asian="9.5pt"/>
    </style:style>
    <style:style style:name="T9" style:family="text">
      <style:text-properties style:font-name="Consolas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 attribution required on freepik </text:p>
      <text:p text:style-name="P3"><text:span text:style-name="T7"/></text:p>
      <text:p text:style-name="P3"><text:span text:style-name="T7"><text:s text:c="4"/></text:span><text:span text:style-name="T7"><text:s/>Main screen background -&gt; <text:s/>&lt;a href="https://www.freepik.com/vectors/design"&gt;Design vector created by macrovector - www.freepik.com&lt;/a&gt;</text:span></text:p>
      <text:p text:style-name="P1"/>
      <text:p text:style-name="P3"><text:span text:style-name="T7"><text:s text:c="4"/></text:span><text:span text:style-name="T7">numeros -&gt; <text:s/>&lt;a href = 'https://www.freepik.com/vectors/school' &gt; School vector created by freepik - www.freepik.com&lt;/a&gt;</text:span></text:p>
      <text:p text:style-name="P1"/>
      <text:p text:style-name="P3"><text:span text:style-name="T7"><text:s text:c="4"/></text:span><text:span text:style-name="T7"><text:s/>lletres -&gt; &lt;a href='https://www.freepik.com/vectors/design'&gt;Design vector created by pikisuperstar - www.freepik.com&lt;/a&gt;</text:span></text:p>
      <text:p text:style-name="P1"/>
      <text:p text:style-name="P3"><text:span text:style-name="T7"><text:s text:c="4"/></text:span><text:span text:style-name="T7">animals ( happy fun cartoon animals) -&gt; &lt;a href = 'https://www.freepik.com/vectors/baby' &gt; Baby vector created by pch.vector - www.freepik.com&lt;/a&gt;</text:span></text:p>
      <text:p text:style-name="P1"/>
      <text:p text:style-name="P3"><text:span text:style-name="T7"><text:s text:c="4"/></text:span><text:span text:style-name="T7">animals set flat &lt;a href='https://www.freepik.com/vectors/dog'&gt;Dog vector created by grmarc - www.freepik.com&lt;/a&gt;+</text:span></text:p>
      <text:p text:style-name="P1"/>
      <text:p text:style-name="P3"><text:span text:style-name="T7"><text:s text:c="4"/></text:span><text:span text:style-name="T7"><text:s/>applauses crowd on win https://www.youtube.com/watch?v=barWV7RWkq0</text:span></text:p>
      <text:p text:style-name="P1"/>
      <text:p text:style-name="P3"><text:span text:style-name="T7"><text:s text:c="4"/></text:span><text:span text:style-name="T7"><text:s/>background &lt;a href='https://www.freepik.com/vectors/background'&gt;Background vector created by brgfx - www.freepik.com&lt;/a&gt;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2:18:35.979000000</meta:creation-date>
    <dc:date>2023-04-19T12:31:11.051000000</dc:date>
    <meta:editing-duration>PT12M34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8" meta:word-count="85" meta:character-count="886" meta:non-whitespace-character-count="774"/>
  </office:meta>
</office:document-meta>
</file>